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odrectsection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_in</text:p>
          </table:table-cell>
          <table:table-cell office:value-type="string" calcext:value-type="string">
            <text:p>d_i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ixx</text:p>
          </table:table-cell>
          <table:table-cell office:value-type="string" calcext:value-type="string">
            <text:p>iy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xx</text:p>
          </table:table-cell>
          <table:table-cell office:value-type="string" calcext:value-type="string">
            <text:p>zyy</text:p>
          </table:table-cell>
        </table:table-row>
        <table:table-row table:style-name="ro1">
          <table:table-cell office:value-type="string" calcext:value-type="string">
            <text:p>2x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0.8" calcext:value-type="float">
            <text:p>50.8</text:p>
          </table:table-cell>
          <table:table-cell table:formula="of:=[.D2]*[.E2]" office:value-type="float" office:value="2580.64" calcext:value-type="float">
            <text:p>2580.64</text:p>
          </table:table-cell>
          <table:table-cell table:formula="of:=[.D2]*([.E2]^3)/12" office:value-type="float" office:value="554975.234133333" calcext:value-type="float">
            <text:p>554975.234133333</text:p>
          </table:table-cell>
          <table:table-cell table:formula="of:=[.E2]*([.D2]^3)/12" office:value-type="float" office:value="554975.234133333" calcext:value-type="float">
            <text:p>554975.234133333</text:p>
          </table:table-cell>
          <table:table-cell table:formula="of:=[.D2]/2" office:value-type="float" office:value="25.4" calcext:value-type="float">
            <text:p>25.4</text:p>
          </table:table-cell>
          <table:table-cell table:formula="of:=[.G2]/[.I2]" office:value-type="float" office:value="21849.4186666667" calcext:value-type="float">
            <text:p>21849.4186666667</text:p>
          </table:table-cell>
          <table:table-cell table:formula="of:=[.H2]/([.D2]/2)" office:value-type="float" office:value="21849.4186666667" calcext:value-type="float">
            <text:p>21849.4186666667</text:p>
          </table:table-cell>
        </table:table-row>
        <table:table-row table:style-name="ro1">
          <table:table-cell office:value-type="string" calcext:value-type="string">
            <text:p>2x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.8" calcext:value-type="float">
            <text:p>50.8</text:p>
          </table:table-cell>
          <table:table-cell office:value-type="float" office:value="76.2" calcext:value-type="float">
            <text:p>76.2</text:p>
          </table:table-cell>
          <table:table-cell table:formula="of:=[.D3]*[.E3]" office:value-type="float" office:value="3870.96" calcext:value-type="float">
            <text:p>3870.96</text:p>
          </table:table-cell>
          <table:table-cell table:formula="of:=[.D3]*([.E3]^3)/12" office:value-type="float" office:value="1873041.4152" calcext:value-type="float">
            <text:p>1873041.4152</text:p>
          </table:table-cell>
          <table:table-cell table:formula="of:=[.E3]*([.D3]^3)/12" office:value-type="float" office:value="832462.8512" calcext:value-type="float">
            <text:p>832462.8512</text:p>
          </table:table-cell>
          <table:table-cell table:formula="of:=[.D3]/2" office:value-type="float" office:value="25.4" calcext:value-type="float">
            <text:p>25.4</text:p>
          </table:table-cell>
          <table:table-cell table:formula="of:=[.G3]/[.I3]" office:value-type="float" office:value="73741.788" calcext:value-type="float">
            <text:p>73741.788</text:p>
          </table:table-cell>
          <table:table-cell table:formula="of:=[.H3]/([.D3]/2)" office:value-type="float" office:value="32774.128" calcext:value-type="float">
            <text:p>32774.128</text:p>
          </table:table-cell>
        </table:table-row>
        <table:table-row table:style-name="ro1">
          <table:table-cell office:value-type="string" calcext:value-type="string">
            <text:p>2x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.8" calcext:value-type="float">
            <text:p>50.8</text:p>
          </table:table-cell>
          <table:table-cell office:value-type="float" office:value="101.6" calcext:value-type="float">
            <text:p>101.6</text:p>
          </table:table-cell>
          <table:table-cell table:formula="of:=[.D4]*[.E4]" office:value-type="float" office:value="5161.28" calcext:value-type="float">
            <text:p>5161.28</text:p>
          </table:table-cell>
          <table:table-cell table:formula="of:=[.D4]*([.E4]^3)/12" office:value-type="float" office:value="4439801.87306667" calcext:value-type="float">
            <text:p>4439801.87306667</text:p>
          </table:table-cell>
          <table:table-cell table:formula="of:=[.E4]*([.D4]^3)/12" office:value-type="float" office:value="1109950.46826667" calcext:value-type="float">
            <text:p>1109950.46826667</text:p>
          </table:table-cell>
          <table:table-cell table:formula="of:=[.D4]/2" office:value-type="float" office:value="25.4" calcext:value-type="float">
            <text:p>25.4</text:p>
          </table:table-cell>
          <table:table-cell table:formula="of:=[.G4]/[.I4]" office:value-type="float" office:value="174795.349333333" calcext:value-type="float">
            <text:p>174795.349333333</text:p>
          </table:table-cell>
          <table:table-cell table:formula="of:=[.H4]/([.D4]/2)" office:value-type="float" office:value="43698.8373333333" calcext:value-type="float">
            <text:p>43698.8373333333</text:p>
          </table:table-cell>
        </table:table-row>
        <table:table-row table:style-name="ro1">
          <table:table-cell office:value-type="string" calcext:value-type="string">
            <text:p>2x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.8" calcext:value-type="float">
            <text:p>50.8</text:p>
          </table:table-cell>
          <table:table-cell office:value-type="float" office:value="127" calcext:value-type="float">
            <text:p>127</text:p>
          </table:table-cell>
          <table:table-cell table:formula="of:=[.D5]*[.E5]" office:value-type="float" office:value="6451.6" calcext:value-type="float">
            <text:p>6451.6</text:p>
          </table:table-cell>
          <table:table-cell table:formula="of:=[.D5]*([.E5]^3)/12" office:value-type="float" office:value="8671488.03333333" calcext:value-type="float">
            <text:p>8671488.03333333</text:p>
          </table:table-cell>
          <table:table-cell table:formula="of:=[.E5]*([.D5]^3)/12" office:value-type="float" office:value="1387438.08533333" calcext:value-type="float">
            <text:p>1387438.08533333</text:p>
          </table:table-cell>
          <table:table-cell table:formula="of:=[.D5]/2" office:value-type="float" office:value="25.4" calcext:value-type="float">
            <text:p>25.4</text:p>
          </table:table-cell>
          <table:table-cell table:formula="of:=[.G5]/[.I5]" office:value-type="float" office:value="341397.166666667" calcext:value-type="float">
            <text:p>341397.166666667</text:p>
          </table:table-cell>
          <table:table-cell table:formula="of:=[.H5]/([.D5]/2)" office:value-type="float" office:value="54623.5466666667" calcext:value-type="float">
            <text:p>54623.5466666667</text:p>
          </table:table-cell>
        </table:table-row>
        <table:table-row table:style-name="ro1">
          <table:table-cell office:value-type="string" calcext:value-type="string">
            <text:p>2x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0.8" calcext:value-type="float">
            <text:p>50.8</text:p>
          </table:table-cell>
          <table:table-cell office:value-type="float" office:value="152.4" calcext:value-type="float">
            <text:p>152.4</text:p>
          </table:table-cell>
          <table:table-cell table:formula="of:=[.D6]*[.E6]" office:value-type="float" office:value="7741.92" calcext:value-type="float">
            <text:p>7741.92</text:p>
          </table:table-cell>
          <table:table-cell table:formula="of:=[.D6]*([.E6]^3)/12" office:value-type="float" office:value="14984331.3216" calcext:value-type="float">
            <text:p>14984331.3216</text:p>
          </table:table-cell>
          <table:table-cell table:formula="of:=[.E6]*([.D6]^3)/12" office:value-type="float" office:value="1664925.7024" calcext:value-type="float">
            <text:p>1664925.7024</text:p>
          </table:table-cell>
          <table:table-cell table:formula="of:=[.D6]/2" office:value-type="float" office:value="25.4" calcext:value-type="float">
            <text:p>25.4</text:p>
          </table:table-cell>
          <table:table-cell table:formula="of:=[.G6]/[.I6]" office:value-type="float" office:value="589934.304" calcext:value-type="float">
            <text:p>589934.304</text:p>
          </table:table-cell>
          <table:table-cell table:formula="of:=[.H6]/([.D6]/2)" office:value-type="float" office:value="65548.256" calcext:value-type="float">
            <text:p>65548.256</text:p>
          </table:table-cell>
        </table:table-row>
        <table:table-row table:style-name="ro1">
          <table:table-cell office:value-type="string" calcext:value-type="string">
            <text:p>2x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B7]*304.8/12" office:value-type="float" office:value="50.8" calcext:value-type="float">
            <text:p>50.8</text:p>
          </table:table-cell>
          <table:table-cell table:formula="of:=[.C7]*304.8/12" office:value-type="float" office:value="177.8" calcext:value-type="float">
            <text:p>177.8</text:p>
          </table:table-cell>
          <table:table-cell table:formula="of:=[.D7]*[.E7]" office:value-type="float" office:value="9032.24" calcext:value-type="float">
            <text:p>9032.24</text:p>
          </table:table-cell>
          <table:table-cell table:formula="of:=[.D7]*([.E7]^3)/12" office:value-type="float" office:value="23794563.1634667" calcext:value-type="float">
            <text:p>23794563.1634667</text:p>
          </table:table-cell>
          <table:table-cell table:formula="of:=[.E7]*([.D7]^3)/12" office:value-type="float" office:value="1942413.31946667" calcext:value-type="float">
            <text:p>1942413.31946667</text:p>
          </table:table-cell>
          <table:table-cell table:formula="of:=[.D7]/2" office:value-type="float" office:value="25.4" calcext:value-type="float">
            <text:p>25.4</text:p>
          </table:table-cell>
          <table:table-cell table:formula="of:=[.G7]/[.I7]" office:value-type="float" office:value="936793.825333333" calcext:value-type="float">
            <text:p>936793.825333333</text:p>
          </table:table-cell>
          <table:table-cell table:formula="of:=[.H7]/([.D7]/2)" office:value-type="float" office:value="76472.9653333334" calcext:value-type="float">
            <text:p>76472.9653333334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B8]*304.8/12" office:value-type="float" office:value="50.8" calcext:value-type="float">
            <text:p>50.8</text:p>
          </table:table-cell>
          <table:table-cell table:formula="of:=[.C8]*304.8/12" office:value-type="float" office:value="203.2" calcext:value-type="float">
            <text:p>203.2</text:p>
          </table:table-cell>
          <table:table-cell table:formula="of:=[.D8]*[.E8]" office:value-type="float" office:value="10322.56" calcext:value-type="float">
            <text:p>10322.56</text:p>
          </table:table-cell>
          <table:table-cell table:formula="of:=[.D8]*([.E8]^3)/12" office:value-type="float" office:value="35518414.9845333" calcext:value-type="float">
            <text:p>35518414.9845333</text:p>
          </table:table-cell>
          <table:table-cell table:formula="of:=[.E8]*([.D8]^3)/12" office:value-type="float" office:value="2219900.93653333" calcext:value-type="float">
            <text:p>2219900.93653333</text:p>
          </table:table-cell>
          <table:table-cell table:formula="of:=[.D8]/2" office:value-type="float" office:value="25.4" calcext:value-type="float">
            <text:p>25.4</text:p>
          </table:table-cell>
          <table:table-cell table:formula="of:=[.G8]/[.I8]" office:value-type="float" office:value="1398362.79466667" calcext:value-type="float">
            <text:p>1398362.79466667</text:p>
          </table:table-cell>
          <table:table-cell table:formula="of:=[.H8]/([.D8]/2)" office:value-type="float" office:value="87397.6746666667" calcext:value-type="float">
            <text:p>87397.6746666667</text:p>
          </table:table-cell>
        </table:table-row>
        <table:table-row table:style-name="ro1">
          <table:table-cell office:value-type="string" calcext:value-type="string">
            <text:p>2x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B9]*304.8/12" office:value-type="float" office:value="50.8" calcext:value-type="float">
            <text:p>50.8</text:p>
          </table:table-cell>
          <table:table-cell table:formula="of:=[.C9]*304.8/12" office:value-type="float" office:value="228.6" calcext:value-type="float">
            <text:p>228.6</text:p>
          </table:table-cell>
          <table:table-cell table:formula="of:=[.D9]*[.E9]" office:value-type="float" office:value="11612.88" calcext:value-type="float">
            <text:p>11612.88</text:p>
          </table:table-cell>
          <table:table-cell table:formula="of:=[.D9]*([.E9]^3)/12" office:value-type="float" office:value="50572118.2104" calcext:value-type="float">
            <text:p>50572118.2104</text:p>
          </table:table-cell>
          <table:table-cell table:formula="of:=[.E9]*([.D9]^3)/12" office:value-type="float" office:value="2497388.5536" calcext:value-type="float">
            <text:p>2497388.5536</text:p>
          </table:table-cell>
          <table:table-cell table:formula="of:=[.D9]/2" office:value-type="float" office:value="25.4" calcext:value-type="float">
            <text:p>25.4</text:p>
          </table:table-cell>
          <table:table-cell table:formula="of:=[.G9]/[.I9]" office:value-type="float" office:value="1991028.276" calcext:value-type="float">
            <text:p>1991028.276</text:p>
          </table:table-cell>
          <table:table-cell table:formula="of:=[.H9]/([.D9]/2)" office:value-type="float" office:value="98322.384" calcext:value-type="float">
            <text:p>98322.384</text:p>
          </table:table-cell>
        </table:table-row>
        <table:table-row table:style-name="ro1">
          <table:table-cell office:value-type="string" calcext:value-type="string">
            <text:p>2x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B10]*304.8/12" office:value-type="float" office:value="50.8" calcext:value-type="float">
            <text:p>50.8</text:p>
          </table:table-cell>
          <table:table-cell table:formula="of:=[.C10]*304.8/12" office:value-type="float" office:value="254" calcext:value-type="float">
            <text:p>254</text:p>
          </table:table-cell>
          <table:table-cell table:formula="of:=[.D10]*[.E10]" office:value-type="float" office:value="12903.2" calcext:value-type="float">
            <text:p>12903.2</text:p>
          </table:table-cell>
          <table:table-cell table:formula="of:=[.D10]*([.E10]^3)/12" office:value-type="float" office:value="69371904.2666667" calcext:value-type="float">
            <text:p>69371904.2666667</text:p>
          </table:table-cell>
          <table:table-cell table:formula="of:=[.E10]*([.D10]^3)/12" office:value-type="float" office:value="2774876.17066667" calcext:value-type="float">
            <text:p>2774876.17066667</text:p>
          </table:table-cell>
          <table:table-cell table:formula="of:=[.D10]/2" office:value-type="float" office:value="25.4" calcext:value-type="float">
            <text:p>25.4</text:p>
          </table:table-cell>
          <table:table-cell table:formula="of:=[.G10]/[.I10]" office:value-type="float" office:value="2731177.33333333" calcext:value-type="float">
            <text:p>2731177.33333333</text:p>
          </table:table-cell>
          <table:table-cell table:formula="of:=[.H10]/([.D10]/2)" office:value-type="float" office:value="109247.093333333" calcext:value-type="float">
            <text:p>109247.093333333</text:p>
          </table:table-cell>
        </table:table-row>
        <table:table-row table:style-name="ro1">
          <table:table-cell office:value-type="string" calcext:value-type="string">
            <text:p>3x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6.2" calcext:value-type="float">
            <text:p>76.2</text:p>
          </table:table-cell>
          <table:table-cell table:formula="of:=[.D11]*[.E11]" office:value-type="float" office:value="5806.44" calcext:value-type="float">
            <text:p>5806.44</text:p>
          </table:table-cell>
          <table:table-cell table:formula="of:=[.D11]*([.E11]^3)/12" office:value-type="float" office:value="2809562.1228" calcext:value-type="float">
            <text:p>2809562.1228</text:p>
          </table:table-cell>
          <table:table-cell table:formula="of:=[.E11]*([.D11]^3)/12" office:value-type="float" office:value="2809562.1228" calcext:value-type="float">
            <text:p>2809562.1228</text:p>
          </table:table-cell>
          <table:table-cell table:formula="of:=[.D11]/2" office:value-type="float" office:value="38.1" calcext:value-type="float">
            <text:p>38.1</text:p>
          </table:table-cell>
          <table:table-cell table:formula="of:=[.G11]/[.I11]" office:value-type="float" office:value="73741.788" calcext:value-type="float">
            <text:p>73741.788</text:p>
          </table:table-cell>
          <table:table-cell table:formula="of:=[.H11]/([.D11]/2)" office:value-type="float" office:value="73741.788" calcext:value-type="float">
            <text:p>73741.788</text:p>
          </table:table-cell>
        </table:table-row>
        <table:table-row table:style-name="ro1">
          <table:table-cell office:value-type="string" calcext:value-type="string">
            <text:p>3x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6.2" calcext:value-type="float">
            <text:p>76.2</text:p>
          </table:table-cell>
          <table:table-cell office:value-type="float" office:value="101.6" calcext:value-type="float">
            <text:p>101.6</text:p>
          </table:table-cell>
          <table:table-cell table:formula="of:=[.D12]*[.E12]" office:value-type="float" office:value="7741.92" calcext:value-type="float">
            <text:p>7741.92</text:p>
          </table:table-cell>
          <table:table-cell table:formula="of:=[.D12]*([.E12]^3)/12" office:value-type="float" office:value="6659702.8096" calcext:value-type="float">
            <text:p>6659702.8096</text:p>
          </table:table-cell>
          <table:table-cell table:formula="of:=[.E12]*([.D12]^3)/12" office:value-type="float" office:value="3746082.8304" calcext:value-type="float">
            <text:p>3746082.8304</text:p>
          </table:table-cell>
          <table:table-cell table:formula="of:=[.D12]/2" office:value-type="float" office:value="38.1" calcext:value-type="float">
            <text:p>38.1</text:p>
          </table:table-cell>
          <table:table-cell table:formula="of:=[.G12]/[.I12]" office:value-type="float" office:value="174795.349333333" calcext:value-type="float">
            <text:p>174795.349333333</text:p>
          </table:table-cell>
          <table:table-cell table:formula="of:=[.H12]/([.D12]/2)" office:value-type="float" office:value="98322.384" calcext:value-type="float">
            <text:p>98322.384</text:p>
          </table:table-cell>
        </table:table-row>
        <table:table-row table:style-name="ro1">
          <table:table-cell office:value-type="string" calcext:value-type="string">
            <text:p>3x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6.2" calcext:value-type="float">
            <text:p>76.2</text:p>
          </table:table-cell>
          <table:table-cell office:value-type="float" office:value="127" calcext:value-type="float">
            <text:p>127</text:p>
          </table:table-cell>
          <table:table-cell table:formula="of:=[.D13]*[.E13]" office:value-type="float" office:value="9677.4" calcext:value-type="float">
            <text:p>9677.4</text:p>
          </table:table-cell>
          <table:table-cell table:formula="of:=[.D13]*([.E13]^3)/12" office:value-type="float" office:value="13007232.05" calcext:value-type="float">
            <text:p>13007232.05</text:p>
          </table:table-cell>
          <table:table-cell table:formula="of:=[.E13]*([.D13]^3)/12" office:value-type="float" office:value="4682603.538" calcext:value-type="float">
            <text:p>4682603.538</text:p>
          </table:table-cell>
          <table:table-cell table:formula="of:=[.D13]/2" office:value-type="float" office:value="38.1" calcext:value-type="float">
            <text:p>38.1</text:p>
          </table:table-cell>
          <table:table-cell table:formula="of:=[.G13]/[.I13]" office:value-type="float" office:value="341397.166666667" calcext:value-type="float">
            <text:p>341397.166666667</text:p>
          </table:table-cell>
          <table:table-cell table:formula="of:=[.H13]/([.D13]/2)" office:value-type="float" office:value="122902.98" calcext:value-type="float">
            <text:p>122902.98</text:p>
          </table:table-cell>
        </table:table-row>
        <table:table-row table:style-name="ro1">
          <table:table-cell office:value-type="string" calcext:value-type="string">
            <text:p>3x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6.2" calcext:value-type="float">
            <text:p>76.2</text:p>
          </table:table-cell>
          <table:table-cell office:value-type="float" office:value="152.4" calcext:value-type="float">
            <text:p>152.4</text:p>
          </table:table-cell>
          <table:table-cell table:formula="of:=[.D14]*[.E14]" office:value-type="float" office:value="11612.88" calcext:value-type="float">
            <text:p>11612.88</text:p>
          </table:table-cell>
          <table:table-cell table:formula="of:=[.D14]*([.E14]^3)/12" office:value-type="float" office:value="22476496.9824" calcext:value-type="float">
            <text:p>22476496.9824</text:p>
          </table:table-cell>
          <table:table-cell table:formula="of:=[.E14]*([.D14]^3)/12" office:value-type="float" office:value="5619124.2456" calcext:value-type="float">
            <text:p>5619124.2456</text:p>
          </table:table-cell>
          <table:table-cell table:formula="of:=[.D14]/2" office:value-type="float" office:value="38.1" calcext:value-type="float">
            <text:p>38.1</text:p>
          </table:table-cell>
          <table:table-cell table:formula="of:=[.G14]/[.I14]" office:value-type="float" office:value="589934.304" calcext:value-type="float">
            <text:p>589934.304</text:p>
          </table:table-cell>
          <table:table-cell table:formula="of:=[.H14]/([.D14]/2)" office:value-type="float" office:value="147483.576" calcext:value-type="float">
            <text:p>147483.576</text:p>
          </table:table-cell>
        </table:table-row>
        <table:table-row table:style-name="ro1">
          <table:table-cell office:value-type="string" calcext:value-type="string">
            <text:p>3x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B15]*304.8/12" office:value-type="float" office:value="76.2" calcext:value-type="float">
            <text:p>76.2</text:p>
          </table:table-cell>
          <table:table-cell table:formula="of:=[.C15]*304.8/12" office:value-type="float" office:value="177.8" calcext:value-type="float">
            <text:p>177.8</text:p>
          </table:table-cell>
          <table:table-cell table:formula="of:=[.D15]*[.E15]" office:value-type="float" office:value="13548.36" calcext:value-type="float">
            <text:p>13548.36</text:p>
          </table:table-cell>
          <table:table-cell table:formula="of:=[.D15]*([.E15]^3)/12" office:value-type="float" office:value="35691844.7452" calcext:value-type="float">
            <text:p>35691844.7452</text:p>
          </table:table-cell>
          <table:table-cell table:formula="of:=[.E15]*([.D15]^3)/12" office:value-type="float" office:value="6555644.9532" calcext:value-type="float">
            <text:p>6555644.9532</text:p>
          </table:table-cell>
          <table:table-cell table:formula="of:=[.D15]/2" office:value-type="float" office:value="38.1" calcext:value-type="float">
            <text:p>38.1</text:p>
          </table:table-cell>
          <table:table-cell table:formula="of:=[.G15]/[.I15]" office:value-type="float" office:value="936793.825333333" calcext:value-type="float">
            <text:p>936793.825333333</text:p>
          </table:table-cell>
          <table:table-cell table:formula="of:=[.H15]/([.D15]/2)" office:value-type="float" office:value="172064.172" calcext:value-type="float">
            <text:p>172064.172</text:p>
          </table:table-cell>
        </table:table-row>
        <table:table-row table:style-name="ro1">
          <table:table-cell office:value-type="string" calcext:value-type="string">
            <text:p>3x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B16]*304.8/12" office:value-type="float" office:value="76.2" calcext:value-type="float">
            <text:p>76.2</text:p>
          </table:table-cell>
          <table:table-cell table:formula="of:=[.C16]*304.8/12" office:value-type="float" office:value="203.2" calcext:value-type="float">
            <text:p>203.2</text:p>
          </table:table-cell>
          <table:table-cell table:formula="of:=[.D16]*[.E16]" office:value-type="float" office:value="15483.84" calcext:value-type="float">
            <text:p>15483.84</text:p>
          </table:table-cell>
          <table:table-cell table:formula="of:=[.D16]*([.E16]^3)/12" office:value-type="float" office:value="53277622.4768" calcext:value-type="float">
            <text:p>53277622.4768</text:p>
          </table:table-cell>
          <table:table-cell table:formula="of:=[.E16]*([.D16]^3)/12" office:value-type="float" office:value="7492165.6608" calcext:value-type="float">
            <text:p>7492165.6608</text:p>
          </table:table-cell>
          <table:table-cell table:formula="of:=[.D16]/2" office:value-type="float" office:value="38.1" calcext:value-type="float">
            <text:p>38.1</text:p>
          </table:table-cell>
          <table:table-cell table:formula="of:=[.G16]/[.I16]" office:value-type="float" office:value="1398362.79466667" calcext:value-type="float">
            <text:p>1398362.79466667</text:p>
          </table:table-cell>
          <table:table-cell table:formula="of:=[.H16]/([.D16]/2)" office:value-type="float" office:value="196644.768" calcext:value-type="float">
            <text:p>196644.768</text:p>
          </table:table-cell>
        </table:table-row>
        <table:table-row table:style-name="ro1">
          <table:table-cell office:value-type="string" calcext:value-type="string">
            <text:p>3x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17]*304.8/12" office:value-type="float" office:value="76.2" calcext:value-type="float">
            <text:p>76.2</text:p>
          </table:table-cell>
          <table:table-cell table:formula="of:=[.C17]*304.8/12" office:value-type="float" office:value="228.6" calcext:value-type="float">
            <text:p>228.6</text:p>
          </table:table-cell>
          <table:table-cell table:formula="of:=[.D17]*[.E17]" office:value-type="float" office:value="17419.32" calcext:value-type="float">
            <text:p>17419.32</text:p>
          </table:table-cell>
          <table:table-cell table:formula="of:=[.D17]*([.E17]^3)/12" office:value-type="float" office:value="75858177.3156" calcext:value-type="float">
            <text:p>75858177.3156</text:p>
          </table:table-cell>
          <table:table-cell table:formula="of:=[.E17]*([.D17]^3)/12" office:value-type="float" office:value="8428686.3684" calcext:value-type="float">
            <text:p>8428686.3684</text:p>
          </table:table-cell>
          <table:table-cell table:formula="of:=[.D17]/2" office:value-type="float" office:value="38.1" calcext:value-type="float">
            <text:p>38.1</text:p>
          </table:table-cell>
          <table:table-cell table:formula="of:=[.G17]/[.I17]" office:value-type="float" office:value="1991028.276" calcext:value-type="float">
            <text:p>1991028.276</text:p>
          </table:table-cell>
          <table:table-cell table:formula="of:=[.H17]/([.D17]/2)" office:value-type="float" office:value="221225.364" calcext:value-type="float">
            <text:p>221225.364</text:p>
          </table:table-cell>
        </table:table-row>
        <table:table-row table:style-name="ro1">
          <table:table-cell office:value-type="string" calcext:value-type="string">
            <text:p>3x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B18]*304.8/12" office:value-type="float" office:value="76.2" calcext:value-type="float">
            <text:p>76.2</text:p>
          </table:table-cell>
          <table:table-cell table:formula="of:=[.C18]*304.8/12" office:value-type="float" office:value="254" calcext:value-type="float">
            <text:p>254</text:p>
          </table:table-cell>
          <table:table-cell table:formula="of:=[.D18]*[.E18]" office:value-type="float" office:value="19354.8" calcext:value-type="float">
            <text:p>19354.8</text:p>
          </table:table-cell>
          <table:table-cell table:formula="of:=[.D18]*([.E18]^3)/12" office:value-type="float" office:value="104057856.4" calcext:value-type="float">
            <text:p>104057856.4</text:p>
          </table:table-cell>
          <table:table-cell table:formula="of:=[.E18]*([.D18]^3)/12" office:value-type="float" office:value="9365207.076" calcext:value-type="float">
            <text:p>9365207.076</text:p>
          </table:table-cell>
          <table:table-cell table:formula="of:=[.D18]/2" office:value-type="float" office:value="38.1" calcext:value-type="float">
            <text:p>38.1</text:p>
          </table:table-cell>
          <table:table-cell table:formula="of:=[.G18]/[.I18]" office:value-type="float" office:value="2731177.33333333" calcext:value-type="float">
            <text:p>2731177.33333333</text:p>
          </table:table-cell>
          <table:table-cell table:formula="of:=[.H18]/([.D18]/2)" office:value-type="float" office:value="245805.96" calcext:value-type="float">
            <text:p>245805.96</text:p>
          </table:table-cell>
        </table:table-row>
        <table:table-row table:style-name="ro1">
          <table:table-cell office:value-type="string" calcext:value-type="string">
            <text:p>4x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1.6" calcext:value-type="float">
            <text:p>101.6</text:p>
          </table:table-cell>
          <table:table-cell table:formula="of:=[.D19]*[.E19]" office:value-type="float" office:value="10322.56" calcext:value-type="float">
            <text:p>10322.56</text:p>
          </table:table-cell>
          <table:table-cell table:formula="of:=[.D19]*([.E19]^3)/12" office:value-type="float" office:value="8879603.74613333" calcext:value-type="float">
            <text:p>8879603.74613333</text:p>
          </table:table-cell>
          <table:table-cell table:formula="of:=[.E19]*([.D19]^3)/12" office:value-type="float" office:value="8879603.74613333" calcext:value-type="float">
            <text:p>8879603.74613333</text:p>
          </table:table-cell>
          <table:table-cell table:formula="of:=[.D19]/2" office:value-type="float" office:value="50.8" calcext:value-type="float">
            <text:p>50.8</text:p>
          </table:table-cell>
          <table:table-cell table:formula="of:=[.G19]/[.I19]" office:value-type="float" office:value="174795.349333333" calcext:value-type="float">
            <text:p>174795.349333333</text:p>
          </table:table-cell>
          <table:table-cell table:formula="of:=[.H19]/([.D19]/2)" office:value-type="float" office:value="174795.349333333" calcext:value-type="float">
            <text:p>174795.349333333</text:p>
          </table:table-cell>
        </table:table-row>
        <table:table-row table:style-name="ro1">
          <table:table-cell office:value-type="string" calcext:value-type="string">
            <text:p>4x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1.6" calcext:value-type="float">
            <text:p>101.6</text:p>
          </table:table-cell>
          <table:table-cell office:value-type="float" office:value="152.4" calcext:value-type="float">
            <text:p>152.4</text:p>
          </table:table-cell>
          <table:table-cell table:formula="of:=[.D20]*[.E20]" office:value-type="float" office:value="15483.84" calcext:value-type="float">
            <text:p>15483.84</text:p>
          </table:table-cell>
          <table:table-cell table:formula="of:=[.D20]*([.E20]^3)/12" office:value-type="float" office:value="29968662.6432" calcext:value-type="float">
            <text:p>29968662.6432</text:p>
          </table:table-cell>
          <table:table-cell table:formula="of:=[.E20]*([.D20]^3)/12" office:value-type="float" office:value="13319405.6192" calcext:value-type="float">
            <text:p>13319405.6192</text:p>
          </table:table-cell>
          <table:table-cell table:formula="of:=[.D20]/2" office:value-type="float" office:value="50.8" calcext:value-type="float">
            <text:p>50.8</text:p>
          </table:table-cell>
          <table:table-cell table:formula="of:=[.G20]/[.I20]" office:value-type="float" office:value="589934.304" calcext:value-type="float">
            <text:p>589934.304</text:p>
          </table:table-cell>
          <table:table-cell table:formula="of:=[.H20]/([.D20]/2)" office:value-type="float" office:value="262193.024" calcext:value-type="float">
            <text:p>262193.024</text:p>
          </table:table-cell>
        </table:table-row>
        <table:table-row table:style-name="ro1">
          <table:table-cell office:value-type="string" calcext:value-type="string">
            <text:p>4x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1.6" calcext:value-type="float">
            <text:p>101.6</text:p>
          </table:table-cell>
          <table:table-cell office:value-type="float" office:value="203.2" calcext:value-type="float">
            <text:p>203.2</text:p>
          </table:table-cell>
          <table:table-cell table:formula="of:=[.D21]*[.E21]" office:value-type="float" office:value="20645.12" calcext:value-type="float">
            <text:p>20645.12</text:p>
          </table:table-cell>
          <table:table-cell table:formula="of:=[.D21]*([.E21]^3)/12" office:value-type="float" office:value="71036829.9690667" calcext:value-type="float">
            <text:p>71036829.9690667</text:p>
          </table:table-cell>
          <table:table-cell table:formula="of:=[.E21]*([.D21]^3)/12" office:value-type="float" office:value="17759207.4922667" calcext:value-type="float">
            <text:p>17759207.4922667</text:p>
          </table:table-cell>
          <table:table-cell table:formula="of:=[.D21]/2" office:value-type="float" office:value="50.8" calcext:value-type="float">
            <text:p>50.8</text:p>
          </table:table-cell>
          <table:table-cell table:formula="of:=[.G21]/[.I21]" office:value-type="float" office:value="1398362.79466667" calcext:value-type="float">
            <text:p>1398362.79466667</text:p>
          </table:table-cell>
          <table:table-cell table:formula="of:=[.H21]/([.D21]/2)" office:value-type="float" office:value="349590.698666667" calcext:value-type="float">
            <text:p>349590.698666667</text:p>
          </table:table-cell>
        </table:table-row>
        <table:table-row table:style-name="ro1">
          <table:table-cell office:value-type="string" calcext:value-type="string">
            <text:p>4x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22]*304.8/12" office:value-type="float" office:value="101.6" calcext:value-type="float">
            <text:p>101.6</text:p>
          </table:table-cell>
          <table:table-cell table:formula="of:=[.C22]*304.8/12" office:value-type="float" office:value="228.6" calcext:value-type="float">
            <text:p>228.6</text:p>
          </table:table-cell>
          <table:table-cell table:formula="of:=[.D22]*[.E22]" office:value-type="float" office:value="23225.76" calcext:value-type="float">
            <text:p>23225.76</text:p>
          </table:table-cell>
          <table:table-cell table:formula="of:=[.D22]*([.E22]^3)/12" office:value-type="float" office:value="101144236.4208" calcext:value-type="float">
            <text:p>101144236.4208</text:p>
          </table:table-cell>
          <table:table-cell table:formula="of:=[.E22]*([.D22]^3)/12" office:value-type="float" office:value="19979108.4288" calcext:value-type="float">
            <text:p>19979108.4288</text:p>
          </table:table-cell>
          <table:table-cell table:formula="of:=[.D22]/2" office:value-type="float" office:value="50.8" calcext:value-type="float">
            <text:p>50.8</text:p>
          </table:table-cell>
          <table:table-cell table:formula="of:=[.G22]/[.I22]" office:value-type="float" office:value="1991028.276" calcext:value-type="float">
            <text:p>1991028.276</text:p>
          </table:table-cell>
          <table:table-cell table:formula="of:=[.H22]/([.D22]/2)" office:value-type="float" office:value="393289.536" calcext:value-type="float">
            <text:p>393289.536</text:p>
          </table:table-cell>
        </table:table-row>
        <table:table-row table:style-name="ro1">
          <table:table-cell office:value-type="string" calcext:value-type="string">
            <text:p>4x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B23]*304.8/12" office:value-type="float" office:value="101.6" calcext:value-type="float">
            <text:p>101.6</text:p>
          </table:table-cell>
          <table:table-cell table:formula="of:=[.C23]*304.8/12" office:value-type="float" office:value="254" calcext:value-type="float">
            <text:p>254</text:p>
          </table:table-cell>
          <table:table-cell table:formula="of:=[.D23]*[.E23]" office:value-type="float" office:value="25806.4" calcext:value-type="float">
            <text:p>25806.4</text:p>
          </table:table-cell>
          <table:table-cell table:formula="of:=[.D23]*([.E23]^3)/12" office:value-type="float" office:value="138743808.533333" calcext:value-type="float">
            <text:p>138743808.533333</text:p>
          </table:table-cell>
          <table:table-cell table:formula="of:=[.E23]*([.D23]^3)/12" office:value-type="float" office:value="22199009.3653333" calcext:value-type="float">
            <text:p>22199009.3653333</text:p>
          </table:table-cell>
          <table:table-cell table:formula="of:=[.D23]/2" office:value-type="float" office:value="50.8" calcext:value-type="float">
            <text:p>50.8</text:p>
          </table:table-cell>
          <table:table-cell table:formula="of:=[.G23]/[.I23]" office:value-type="float" office:value="2731177.33333333" calcext:value-type="float">
            <text:p>2731177.33333333</text:p>
          </table:table-cell>
          <table:table-cell table:formula="of:=[.H23]/([.D23]/2)" office:value-type="float" office:value="436988.373333333" calcext:value-type="float">
            <text:p>436988.37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00:28:21.106000000</dc:date>
    <meta:editing-duration>PT25M14S</meta:editing-duration>
    <meta:editing-cycles>11</meta:editing-cycles>
    <meta:generator>LibreOffice/7.0.4.2$Windows_X86_64 LibreOffice_project/dcf040e67528d9187c66b2379df5ea4407429775</meta:generator>
    <meta:document-statistic meta:table-count="1" meta:cell-count="253" meta:object-count="0"/>
  </office:meta>
</office:document-meta>
</file>